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1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Heading_20_1" style:master-page-name="First_20_Page">
      <style:paragraph-properties style:page-number="auto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719371600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719370864">
          <text:deletion>
            <office:change-info>
              <dc:creator>Bob Jacobsen</dc:creator>
              <dc:date>2010-10-10T10:52:00</dc:date>
            </office:change-info>
            <text:h text:style-name="Heading_20_1" text:outline-level="1">Title</text:h>
          </text:deletion>
        </text:changed-region>
        <text:changed-region text:id="ct719372592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719374448">
          <text:deletion>
            <office:change-info>
              <dc:creator>Bob Jacobsen</dc:creator>
              <dc:date>2010-10-10T10:5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719374544">
          <text:insertion>
            <office:change-info>
              <dc:creator>Bob Jacobsen</dc:creator>
              <dc:date>2010-10-10T10:53:00</dc:date>
            </office:change-info>
          </text:insertion>
        </text:changed-region>
        <text:changed-region text:id="ct749377760">
          <text:insertion>
            <office:change-info>
              <dc:creator>Bob Jacobsen</dc:creator>
              <dc:date>2010-10-11T00:51:00</dc:date>
            </office:change-info>
          </text:insertion>
        </text:changed-region>
        <text:changed-region text:id="ct719372896">
          <text:insertion>
            <office:change-info>
              <dc:creator>Bob Jacobsen</dc:creator>
              <dc:date>2010-09-12T11:06:00</dc:date>
            </office:change-info>
          </text:insertion>
        </text:changed-region>
        <text:changed-region text:id="ct653018752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change-start text:change-id="ct719371600"/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<text:change-end text:change-id="ct719371600"/><text:change text:change-id="ct719370864"/><text:change-start text:change-id="ct719372592"/>References and Context (Normative)<text:change-end text:change-id="ct719372592"/></text:h>
      <text:p text:style-name="Standard"><text:change text:change-id="ct719374448"/><text:change-start text:change-id="ct719374544"/>Citations to other docs, as needed.<text:change-end text:change-id="ct719374544"/> <text:change-start text:change-id="ct749377760"/></text:p>
      <text:p text:style-name="Standard">For more information on format and presentation, see: </text:p>
      <text:list xml:id="list1210573308" text:style-name="L2">
        <text:list-item>
          <text:p text:style-name="P15">OpenLCB Common Information Technical Note<text:change-end text:change-id="ct749377760"/>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text:change-start text:change-id="ct719372896"/></text:h>
      <text:h text:style-name="Heading_20_2" text:outline-level="2">Subsection Title</text:h>
      <text:h text:style-name="Heading_20_3" text:outline-level="3">Sub-subsection Title<text:change-end text:change-id="ct719372896"/></text:h>
      <text:p text:style-name="Standard">Praesent gravida pulvinar vehicula. Vivamus eu nisl eget sem rutrum suscipit id a magna. Integer id ante odio. </text:p>
      <text:list xml:id="list860007529" text:style-name="L1">
        <text:list-item>
          <text:p text:style-name="P14">Lorem ipsum dolor sit amet, consectetur adipiscing elit. </text:p>
        </text:list-item>
        <text:list-item>
          <text:p text:style-name="P14">Sed consectetur, ipsum et egestas accumsan, felis erat ornare mauris, sit amet suscipit ante orci sed massa.</text:p>
        </text:list-item>
      </text:list>
      <text:h text:style-name="Heading_20_1" text:outline-level="1"><text:change-start text:change-id="ct653018752"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end text:change-id="ct65301875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71940212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71940227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719402128"/><text:change-start text:change-id="ct719402272"/>OpenLCB-CAN Praesent Gravida Standard<text:change-end text:change-id="ct719402272"/></text:p>
      </style:header>
      <style:footer>
        <text:tracked-changes>
          <text:changed-region text:id="ct71938913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71939619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71939606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719389136"/><text:change-start text:change-id="ct719396192"/><text:span text:style-name="MT2">Copyright 2010, by J. Day, D. Harris, B. Jacobsen, and A. Shepherd</text:span><text:change-end text:change-id="ct719396192"/><text:change text:change-id="ct71939606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1T00:51:10.99">10/11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71847360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71847371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18470800">
            <text:insertion>
              <office:change-info>
                <dc:creator>Bob Jacobsen</dc:creator>
                <dc:date>2010-10-10T10:53:00</dc:date>
              </office:change-info>
            </text:insertion>
          </text:changed-region>
          <text:changed-region text:id="ct718470976">
            <text:format-change>
              <office:change-info>
                <dc:creator>Bob Jacobsen</dc:creator>
                <dc:date>2010-10-08T17:20:00</dc:date>
              </office:change-info>
            </text:format-change>
          </text:changed-region>
          <text:changed-region text:id="ct718471376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71847672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18476816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718476928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18473600"/><text:change-start text:change-id="ct718473712"/>OpenLCB S<text:change-end text:change-id="ct718473712"/><text:change-start text:change-id="ct718470800"/>tandard<text:change-end text:change-id="ct718470800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718470976"/>(title)<text:change-end text:change-id="ct71847097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718471376"/><text:change-start text:change-id="ct718476720"/><text:date style:data-style-name="N37" text:date-value="2010-10-08T17:19:56" text:fixed="true">10/08/10</text:date><text:change-end text:change-id="ct718476720"/></text:p>
            </table:table-cell>
            <table:table-cell table:style-name="Table1.C1" office:value-type="string">
              <text:p text:style-name="MP7"><text:change text:change-id="ct718476816"/><text:change-start text:change-id="ct718476928"/>Preliminary<text:change-end text:change-id="ct718476928"/></text:p>
            </table:table-cell>
          </table:table-row>
        </table:table>
        <text:p text:style-name="Header"/>
      </style:header>
      <style:footer>
        <text:tracked-changes>
          <text:changed-region text:id="ct71847019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71847940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71848449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718470192"/><text:change-start text:change-id="ct718479408"/><text:span text:style-name="MT5">10</text:span><text:change-end text:change-id="ct718479408"/><text:span text:style-name="MT5">, by J. Day, D. Harris, B. Jacobsen, </text:span><text:change text:change-id="ct718484496"/><text:span text:style-name="MT5">and A. Shepherd<text:tab/></text:span><text:span text:style-name="MT6">Page </text:span><text:span text:style-name="Page_20_Number"><text:span text:style-name="MT6"><text:page-number text:select-page="current">2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1T00:51:10.99">10/11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(title) Standard</dc:title>
    <meta:initial-creator>Alex Shepherd</meta:initial-creator>
    <meta:creation-date>2009-01-22T07:11:27</meta:creation-date>
    <meta:editing-cycles>60</meta:editing-cycles>
    <meta:editing-duration>PT11H42M40S</meta:editing-duration>
    <meta:generator>OpenOffice.org/3.2$Unix OpenOffice.org_project/320m18$Build-9502</meta:generator>
    <dc:date>2010-10-11T00:51:11</dc:date>
    <dc:creator>Bob Jacobsen</dc:creator>
    <meta:document-statistic meta:table-count="1" meta:image-count="1" meta:object-count="0" meta:page-count="2" meta:paragraph-count="43" meta:word-count="386" meta:character-count="2691"/>
    <meta:user-defined meta:name="Info 1"/>
    <meta:user-defined meta:name="Info 2"/>
    <meta:user-defined meta:name="Info 3"/>
    <meta:user-defined meta:name="Info 4"/>
  </office:meta>
</office:document-meta>
</file>